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 style:list-style-name="L1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s</text:p>
      <text:p text:style-name="P3"/>
      <text:list xml:id="list2263747300850348196" text:style-name="L1">
        <text:list-item>
          <text:p text:style-name="P2">Init vars</text:p>
        </text:list-item>
        <text:list-item>
          <text:p text:style-name="P2">Start new game</text:p>
        </text:list-item>
        <text:list-item>
          <text:p text:style-name="P2">Clear old words</text:p>
        </text:list-item>
        <text:list-item>
          <text:p text:style-name="P2">Clear click events</text:p>
        </text:list-item>
        <text:list-item>
          <text:p text:style-name="P2">Ready for new word</text:p>
        </text:list-item>
        <text:list-item>
          <text:p text:style-name="P2">Choose word</text:p>
        </text:list-item>
        <text:list-item>
          <text:p text:style-name="P2">Add click events inc all letters clicked</text:p>
        </text:list-item>
        <text:list-item>
          <text:p text:style-name="P2">Check word when all letters clicked</text:p>
        </text:list-item>
        <text:list-item>
          <text:p text:style-name="P2">Display round end message</text:p>
        </text:list-item>
        <text:list-item>
          <text:p text:style-name="P2">Increment scores etc</text:p>
        </text:list-item>
        <text:list-item>
          <text:p text:style-name="P2">Start next round or finish game</text:p>
        </text:list-item>
        <text:list-item>
          <text:p text:style-name="P2">Finish game displa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31T11:50:15.62</meta:creation-date>
    <dc:date>2017-07-31T15:52:29.76</dc:date>
    <meta:editing-duration>PT3H57M19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13" meta:word-count="59" meta:character-count="286"/>
  </office:meta>
</office:document-meta>
</file>